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8pt" fo:language="fr" fo:country="FR" style:font-size-asian="28pt" style:font-size-complex="28pt"/>
    </style:style>
    <style:style style:name="P2" style:family="paragraph" style:parent-style-name="Standard">
      <style:paragraph-properties fo:text-align="justify" style:justify-single-word="false"/>
      <style:text-properties fo:font-size="12pt" fo:language="fr" fo:country="FR" style:font-size-asian="12pt" style:font-size-complex="12pt"/>
    </style:style>
    <style:style style:name="P3" style:family="paragraph" style:parent-style-name="Standard">
      <style:paragraph-properties fo:text-align="center" style:justify-single-word="false"/>
      <style:text-properties fo:font-size="12pt" fo:language="fr" fo:country="FR" style:font-size-asian="12pt" style:font-size-complex="12pt"/>
    </style:style>
    <style:style style:name="P4" style:family="paragraph" style:parent-style-name="Standard">
      <style:paragraph-properties fo:text-align="justify" style:justify-single-word="false"/>
      <style:text-properties fo:font-size="12pt" fo:language="fr" fo:country="FR" fo:font-style="italic" style:font-size-asian="12pt" style:font-style-asian="italic" style:font-size-complex="12pt" style:font-style-complex="italic"/>
    </style:style>
    <style:style style:name="P5" style:family="paragraph" style:parent-style-name="Standard">
      <style:paragraph-properties fo:text-align="center" style:justify-single-word="false"/>
      <style:text-properties fo:font-size="35pt" fo:language="fr" fo:country="FR" style:font-size-asian="35pt" style:font-size-complex="35pt"/>
    </style:style>
    <style:style style:name="P6" style:family="paragraph" style:parent-style-name="Standard">
      <style:paragraph-properties fo:text-align="center" style:justify-single-word="false"/>
      <style:text-properties fo:font-size="20pt" fo:language="fr" fo:country="FR" fo:font-weight="bold" style:font-size-asian="20pt" style:font-weight-asian="bold" style:font-size-complex="20pt" style:font-weight-complex="bold"/>
    </style:style>
    <style:style style:name="P7" style:family="paragraph" style:parent-style-name="Standard" style:list-style-name="L1">
      <style:paragraph-properties fo:text-align="justify" style:justify-single-word="false"/>
      <style:text-properties fo:font-size="12pt" fo:language="fr" fo:country="FR" fo:font-style="italic" fo:font-weight="bold" style:font-size-asian="12pt" style:font-style-asian="italic" style:font-weight-asian="bold" style:font-size-complex="12pt" style:font-style-complex="italic" style:font-weight-complex="bold"/>
    </style:style>
    <style:style style:name="P8" style:family="paragraph" style:parent-style-name="Standard" style:list-style-name="L1">
      <style:paragraph-properties fo:text-align="justify" style:justify-single-word="false"/>
      <style:text-properties fo:font-size="12pt" fo:language="fr" fo:country="FR" style:font-size-asian="12pt" style:font-size-complex="12pt"/>
    </style:style>
    <style:style style:name="P9" style:family="paragraph" style:parent-style-name="Standard">
      <style:paragraph-properties fo:text-align="start" style:justify-single-word="false"/>
      <style:text-properties fo:font-size="28pt" fo:language="fr" fo:country="FR" style:font-size-asian="28pt" style:font-size-complex="28pt"/>
    </style:style>
    <style:style style:name="P10" style:family="paragraph" style:parent-style-name="Standard">
      <style:paragraph-properties fo:text-align="center" style:justify-single-word="false"/>
      <style:text-properties fo:font-size="28pt" fo:language="fr" fo:country="FR" style:font-size-asian="28pt" style:font-size-complex="28pt"/>
    </style:style>
    <style:style style:name="P11" style:family="paragraph" style:parent-style-name="Standard">
      <style:paragraph-properties fo:text-align="start" style:justify-single-word="false"/>
      <style:text-properties fo:font-size="18pt" fo:language="fr" fo:country="FR" officeooo:rsid="00086986" officeooo:paragraph-rsid="00086986" style:font-size-asian="15.75pt" style:font-size-complex="18pt"/>
    </style:style>
    <style:style style:name="P12" style:family="paragraph" style:parent-style-name="Standard">
      <style:paragraph-properties fo:text-align="start" style:justify-single-word="false" fo:break-before="page"/>
      <style:text-properties fo:font-size="20pt" fo:language="fr" fo:country="FR" fo:font-weight="bold" officeooo:paragraph-rsid="00086986" style:font-size-asian="20pt" style:font-weight-asian="bold" style:font-size-complex="20pt" style:font-weight-complex="bold"/>
    </style:style>
    <style:style style:name="P13" style:family="paragraph" style:parent-style-name="Header">
      <style:text-properties officeooo:rsid="00086986" officeooo:paragraph-rsid="00086986"/>
    </style:style>
    <style:style style:name="T1" style:family="text">
      <style:text-properties style:text-position="super 58%"/>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underline-style="solid" style:text-underline-width="auto" style:text-underline-color="font-color"/>
    </style:style>
    <style:style style:name="T5" style:family="text">
      <style:text-properties officeooo:rsid="00084ef8"/>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RAPPORT </text:p>
      <text:p text:style-name="P1"/>
      <text:p text:style-name="P1"/>
      <text:p text:style-name="P1"><text:tab/><text:tab/><text:tab/><text:tab/><text:tab/><text:tab/><text:tab/><text:tab/><text:tab/><text:tab/></text:p>
      <text:p text:style-name="P5">TP DE CHIFFREMENT PAR SUBSTITUTION</text:p>
      <text:p text:style-name="P1"/>
      <text:p text:style-name="P1"/>
      <text:p text:style-name="P1"/>
      <text:p text:style-name="P1"/>
      <text:p text:style-name="P1"/>
      <text:p text:style-name="P1"/>
      <text:p text:style-name="P1"/>
      <text:p text:style-name="P1"/>
      <text:p text:style-name="P1"/>
      <text:p text:style-name="P9"/>
      <text:p text:style-name="P11">ACKER Edgar 21302055</text:p>
      <text:p text:style-name="P11">DIONISIO Christopher 21302268</text:p>
      <text:p text:style-name="P11">JACQUETTE Pierrick 21305551</text:p>
      <text:p text:style-name="P11"/>
      <text:p text:style-name="P12"/>
      <text:p text:style-name="P6">César</text:p>
      <text:p text:style-name="P2"/>
      <text:list xml:id="list8237837482693211287" text:style-name="L1">
        <text:list-item>
          <text:list>
            <text:list-item>
              <text:list>
                <text:list-item>
                  <text:p text:style-name="P7">Méthode mot</text:p>
                </text:list-item>
              </text:list>
            </text:list-item>
          </text:list>
        </text:list-item>
      </text:list>
      <text:p text:style-name="P2"/>
      <text:p text:style-name="P2"><text:tab/>Pour le <text:span text:style-name="T5">décryptage</text:span> du code de <text:span text:style-name="T5">César</text:span> par un mot, on prend un mot qu'on <text:span text:style-name="T5">connaît</text:span> dans le texte clair et on le cherche dans le texte chiffré. Dans notre, cas on chiffre le mot qu'on cherche dans les 26 manières possibles une par une jusqu'à ce que l'on le trouve dans le texte chiffré. Si il a été trouvé, alors on essaye de déchiffrer le texte dans le décalage courant et si le texte <text:span text:style-name="T5">décrypté</text:span> est en <text:span text:style-name="T5">français</text:span> (grâce a une recherche des mots du texte dans le lexique par <text:span text:style-name="T4">dichotomie</text:span>), on renvoie le texte en clair, sinon on recommence la recherche du mot avec le <text:span text:style-name="T5">décalage</text:span> suivant. On teste si tous les mots sont dans le lexique car il existe un problème de redondance dans le code de César, par exemple le mot « grave » et le mot « tenir » sont chiffrés de la même manière avec deux <text:span text:style-name="T5">décalages</text:span> différents. Il faut donc faire attention a ce genre de cas ou l'on peut confondre les deux mots et donc ne pas avoir le bon <text:span text:style-name="T5">décalage</text:span> pour <text:span text:style-name="T5">déchiffrer</text:span> le texte. </text:p>
      <text:p text:style-name="P2"/>
      <text:p text:style-name="P2"/>
      <text:list xml:id="list190003612659787" text:continue-numbering="true" text:style-name="L1">
        <text:list-item>
          <text:list>
            <text:list-item>
              <text:list>
                <text:list-item>
                  <text:p text:style-name="P7">Méthode fréquence</text:p>
                </text:list-item>
              </text:list>
            </text:list-item>
          </text:list>
        </text:list-item>
      </text:list>
      <text:p text:style-name="P2"/>
      <text:p text:style-name="P2"><text:tab/>Pour le <text:span text:style-name="T5">décryptage</text:span> du code de César par la fréquence, on a recherché la fréquence des <text:span text:style-name="T5">lettres</text:span> en moyenne dans un texte de français. Cela nous donne un ordre d'apparition des lettres en <text:span text:style-name="T5">français</text:span> qu'on va utiliser pour la suite. Dans le texte chiffré, on va alors regarder le caractère le plus fréquent, puis on va supposer que c'est la lettre la plus fréquente dans notre ordre obtenue <text:span text:style-name="T5">précédemment.</text:span> On calcul le <text:span text:style-name="T5">décalage</text:span> puis on va donc tenter de <text:span text:style-name="T5">déchiffrer</text:span> le texte . Si il est en <text:span text:style-name="T5">français</text:span>, alors on le renvoie sinon, on recommence avec le caractère suivant et ainsi de suite.</text:p>
      <text:p text:style-name="P2"/>
      <text:p text:style-name="P2"/>
      <text:list xml:id="list190004405311282" text:continue-numbering="true" text:style-name="L1">
        <text:list-item>
          <text:list>
            <text:list-item>
              <text:list>
                <text:list-item>
                  <text:p text:style-name="P8"><text:s/><text:span text:style-name="T3">Méthode brute</text:span></text:p>
                </text:list-item>
              </text:list>
            </text:list-item>
          </text:list>
        </text:list-item>
      </text:list>
      <text:p text:style-name="P2"/>
      <text:p text:style-name="P2"><text:tab/>Pour la <text:span text:style-name="T5">méthode</text:span> brute on teste tout les <text:span text:style-name="T5">décalages</text:span> possible jusqu'à ce que l'on trouve le bon.</text:p>
      <text:p text:style-name="P2"/>
      <text:p text:style-name="P6"/>
      <text:p text:style-name="P6">Vigenere</text:p>
      <text:p text:style-name="P2"/>
      <text:p text:style-name="P2"><text:tab/>Pour le chiffrement et le déchiffrement, on <text:span text:style-name="T5">connaît</text:span> le mot clé. On parcourt en parallèle le mot clé et le texte pour créer le texte chiffré au passage. Cela ne permet de ne pas appliquer le chiffrement et le déchiffrement sur les <text:span text:style-name="T5">caractères</text:span> spéciaux ou les espaces mais de les conserver.</text:p>
      <text:p text:style-name="P2"><text:tab/>Pour le décryptage, on <text:span text:style-name="T5">connaît</text:span> la <text:span text:style-name="T5">longueur</text:span> du mot clé. Cela nous permet d'étudier la fréquence dans les sous chaînes. on récupère donc des sous-chaines où on analyse la fréquence de chaque sous-chaine, ce qui nous permet de connaître quel est le caractère pour décrypter. Une fois la clé trouvée, on applique la fonction de déchiffrement sur le texte avec la clé que l'on vient de calculer.</text:p>
      <text:p text:style-name="P2"><text:tab/>Le chiffre de <text:span text:style-name="T5">Vigenère</text:span> est un cas particulier du chiffre de César où la taille de la clé peut être supérieur à un. Utiliser la force brut pour casser ce code serait trop longue : 26<text:span text:style-name="T1">^26</text:span> possibilités.</text:p>
      <text:p text:style-name="P2"/>
      <text:p text:style-name="P4"><text:span text:style-name="T5">Décryptage</text:span> sans clé :</text:p>
      <text:p text:style-name="P2"><text:tab/>Pour le <text:span text:style-name="T5">décryptage</text:span> de <text:span text:style-name="T5">Vigenère</text:span> sans clé, on cherche à connaître la longueur de la clé utilisée. </text:p>
      <text:p text:style-name="P2"><text:soft-page-break/>On va utiliser l'indice de <text:span text:style-name="T5">coïncidence</text:span> qui mesure la probabilité que dans un texte, si on prend deux lettres au hasard, alors ce sont les mêmes. On va, dans le texte, calculer la moyenne des indices de <text:span text:style-name="T5">coïncidences</text:span> obtenus dans tous les sous-textes (on calcule l'indice de <text:span text:style-name="T5">coïncidence</text:span> du texte, puis on calcule la moyenne des deux indices correspondant aux deux sous textes en prenant une lettre sur deux, etc). Si l'indice obtenu est proche de celle du <text:span text:style-name="T5">français</text:span>, on en déduit la longueur de la clé.<text:line-break/>On procède ensuite par analyse fréquentielle pour trouver la clé.</text:p>
      <text:p text:style-name="P2"/>
      <text:p text:style-name="P2"/>
      <text:p text:style-name="P3"><text:span text:style-name="T2">Permutation</text:span> </text:p>
      <text:p text:style-name="P2"/>
      <text:p text:style-name="P2"><text:tab/>Pour le chiffrement et le déchiffrement, on <text:span text:style-name="T5">connaît</text:span> la permutation. A chaque caractère du texte qui est compris entre « a » et « z », on applique la permutation que l'on <text:span text:style-name="T5">connaît.</text:span> Pour le déchiffrement, on applique la permutation inverse.</text:p>
      <text:p text:style-name="P2"><text:tab/>Pour le décryptage, on compte le nombre de chaque lettre dans le texte puis on se base sur la fréquence dans l'ordre décroissant des lettres <text:span text:style-name="T5">françaises</text:span> (e, a, s, i ...). On en déduit la permutation puis on applique la fonction de déchiffrement, cela nous donne un déchiffrement partiel. Les fréquences de certaines lettres sont assez proches, par conséquent identifier la bonne permutation est complexe.</text:p>
      <text:p text:style-name="P2"/>
      <text:p text:style-name="P2"/>
      <text:p text:style-name="P2"/>
      <text:p text:style-name="P3"><text:span text:style-name="T2">LIGNES DE COMMANDES</text:span> </text:p>
      <text:p text:style-name="P3"/>
      <text:p text:style-name="P2">Chiffre c nombre fichier</text:p>
      <text:p text:style-name="P2">Chiffre v motCle fichier</text:p>
      <text:p text:style-name="P2">Chiffre p permutation fichier</text:p>
      <text:p text:style-name="P2"/>
      <text:p text:style-name="P2">Dechiffre c nombre fichier</text:p>
      <text:p text:style-name="P2">Dechiffre v motCle fichier</text:p>
      <text:p text:style-name="P2">Dechiffre p permutation fichier</text:p>
      <text:p text:style-name="P2"/>
      <text:p text:style-name="P2">Decrypt c fichier 1 mot //mot</text:p>
      <text:p text:style-name="P2">Decrypt c fichier 2 //frequence</text:p>
      <text:p text:style-name="P2">Decrypt c fichier 3 //force brut</text:p>
      <text:p text:style-name="P2">Decrypt v fichier 1 tailleMotCle</text:p>
      <text:p text:style-name="P2">Decrypt v fichier 2</text:p>
      <text:p text:style-name="P2">Decrypt p fichier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style="italic" fo:font-weight="bold" style:font-style-asian="italic" style:font-weight-asian="bold"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86986" officeooo:paragraph-rsid="0008698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écurité Informatique<text:tab/><text:tab/>2015-2016</text:p>
        <text:p text:style-name="MP1">L3 S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7T09:36:59</meta:creation-date>
    <dc:date>2016-03-30T19:00:03.029873223</dc:date>
    <meta:editing-duration>PT6H19M4S</meta:editing-duration>
    <meta:editing-cycles>46</meta:editing-cycles>
    <meta:generator>LibreOffice/4.2.8.2$Linux_X86_64 LibreOffice_project/420m0$Build-2</meta:generator>
    <dc:creator>pierrick </dc:creator>
    <meta:document-statistic meta:table-count="0" meta:image-count="0" meta:object-count="0" meta:page-count="3" meta:paragraph-count="38" meta:word-count="770" meta:character-count="4405" meta:non-whitespace-character-count="3648"/>
  </office:meta>
</office:document-meta>
</file>